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Diamond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6pt" style:font-size-complex="16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xml:id="id2" draw:id="id2" draw:layer="layout" svg:width="3.6cm" svg:height="1cm" svg:x="10.2cm" svg:y="4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6cm" svg:height="1cm" svg:x="1.7cm" svg:y="7.4cm">
          <text:p text:style-name="P1"><text:span text:style-name="T1">Key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6cm" svg:height="1cm" svg:x="7.1cm" svg:y="7.4cm">
          <text:p text:style-name="P1"><text:span text:style-name="T1">AxisActi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cm" svg:y1="7.4cm" svg:x2="12cm" svg:y2="5cm" draw:start-shape="id1" draw:start-glue-point="0" draw:end-shape="id2" draw:end-glue-point="2" svg:d="m4000 7400v-1200h8000v-1200" svg:viewBox="0 0 8001 2401">
          <text:p/>
        </draw:connector>
        <draw:connector draw:style-name="gr2" draw:text-style-name="P2" draw:layer="layout" svg:x1="9.4cm" svg:y1="7.4cm" svg:x2="12cm" svg:y2="5cm" draw:start-shape="id3" draw:start-glue-point="0" draw:end-shape="id2" draw:end-glue-point="2" svg:d="m9400 7400v-1200h2600v-1200" svg:viewBox="0 0 2601 2401">
          <text:p/>
        </draw:connector>
        <draw:custom-shape draw:style-name="gr1" draw:text-style-name="P1" xml:id="id4" draw:id="id4" draw:layer="layout" svg:width="4.6cm" svg:height="1cm" svg:x="12.4cm" svg:y="7.4cm">
          <text:p text:style-name="P1"><text:span text:style-name="T1">Macro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6cm" svg:height="1cm" svg:x="17.7cm" svg:y="7.4cm">
          <text:p text:style-name="P1"><text:span text:style-name="T1">NullAc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7cm" svg:y1="7.4cm" svg:x2="12cm" svg:y2="5cm" draw:start-shape="id4" draw:start-glue-point="0" draw:end-shape="id2" draw:end-glue-point="2" svg:d="m14700 7400v-1200h-2700v-1200" svg:viewBox="0 0 2701 2401">
          <text:p/>
        </draw:connector>
        <draw:connector draw:style-name="gr2" draw:text-style-name="P3" draw:layer="layout" svg:x1="20cm" svg:y1="7.4cm" svg:x2="12cm" svg:y2="5cm" draw:start-shape="id5" draw:start-glue-point="0" draw:end-shape="id2" draw:end-glue-point="2" svg:d="m20000 7400v-1200h-8000v-1200" svg:viewBox="0 0 8001 2401">
          <text:p/>
        </draw:connector>
        <draw:custom-shape draw:style-name="gr1" draw:text-style-name="P1" xml:id="id7" draw:id="id7" draw:layer="layout" svg:width="3.6cm" svg:height="1cm" svg:x="4.8cm" svg:y="10.2cm">
          <text:p text:style-name="P1">Condi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3cm" svg:height="1cm" svg:x="1.6cm" svg:y="13.1cm">
          <text:p text:style-name="P1">AxisCondi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4.5cm" svg:height="1cm" svg:x="7.4cm" svg:y="13.1cm">
          <text:p text:style-name="P1">ButtonConditio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75cm" svg:y1="13.1cm" svg:x2="6.6cm" svg:y2="11.2cm" draw:start-shape="id6" draw:start-glue-point="0" draw:end-shape="id7" draw:end-glue-point="2" svg:d="m3750 13100v-950h2850v-950" svg:viewBox="0 0 2851 1901">
          <text:p/>
        </draw:connector>
        <draw:connector draw:style-name="gr2" draw:text-style-name="P3" draw:layer="layout" svg:x1="9.65cm" svg:y1="13.1cm" svg:x2="6.6cm" svg:y2="11.2cm" draw:start-shape="id8" draw:start-glue-point="0" draw:end-shape="id7" draw:end-glue-point="2" svg:d="m9650 13100v-950h-3050v-950" svg:viewBox="0 0 3051 1901">
          <text:p/>
        </draw:connector>
        <draw:custom-shape draw:style-name="gr1" draw:text-style-name="P1" draw:layer="layout" svg:width="4.6cm" svg:height="1cm" svg:x="15.7cm" svg:y="10.2cm">
          <text:p text:style-name="P1"><text:span text:style-name="T1">B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6cm" svg:height="1cm" svg:x="9.7cm" svg:y="1.6cm"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6cm" svg:height="1cm" svg:x="17.7cm" svg:y="1.6cm">
          <text:p text:style-name="P1"><text:span text:style-name="T1">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6cm" svg:height="1cm" svg:x="1.7cm" svg:y="1.6cm">
          <text:p text:style-name="P1"><text:span text:style-name="T1">Profil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Diamond" svg:viewBox="0 0 3000 6000" svg:d="m1500 0 1500 3000-1500 3000-1500-3000z"/>
    <draw:marker draw:name="Extrems_20_de_20_fletxa_20_3" draw:display-name="Extrems de fletxa 3" svg:viewBox="0 0 3000 3000" svg:d="m1500 0 1500 3000h-3000zm0 447-1176 2353h235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 Huguet</meta:initial-creator>
    <meta:creation-date>2013-05-09T19:37:31</meta:creation-date>
    <dc:date>2013-05-09T19:50:28</dc:date>
    <dc:creator>Eduard Huguet</dc:creator>
    <meta:editing-duration>PT8M45S</meta:editing-duration>
    <meta:editing-cycles>7</meta:editing-cycles>
    <meta:generator>LibreOffice/3.6$Linux_X86_64 LibreOffice_project/360m1$Build-2</meta:generator>
    <meta:document-statistic meta:object-count="18"/>
  </office:meta>
</office:document-meta>
</file>